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0e2eb" officeooo:paragraph-rsid="0000e2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Es wird mit „Zuständen“ gearbeitet, um die einzelnen Phasen des Build-Modes zu unterscheiden </text:p>
      <text:p text:style-name="P1"/>
      <text:p text:style-name="P1">Anforderungen an die App:</text:p>
      <text:p text:style-name="P1"/>
      <text:p text:style-name="P1"/>
      <text:p text:style-name="P1"/>
      <text:p text:style-name="P1">Meilensteine bei der Programmierung:</text:p>
      <text:p text:style-name="P1"/>
      <text:p text:style-name="P1">Build-Mode</text:p>
      <text:p text:style-name="P1"/>
      <text:p text:style-name="P1">- Grid in 3D-Welt auf dem Boden</text:p>
      <text:p text:style-name="P1">→ Zusatz: Grid lässt sich über Icon ein- und ausschalten, „State“ wird gewechselt</text:p>
      <text:p text:style-name="P1"/>
      <text:p text:style-name="P1"/>
      <text:p text:style-name="P1"/>
      <text:p text:style-name="P1">VR-Mod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8:13:17.423000000</meta:creation-date>
    <dc:date>2021-04-24T18:15:48.474000000</dc:date>
    <meta:editing-duration>PT2M31S</meta:editing-duration>
    <meta:editing-cycles>1</meta:editing-cycles>
    <meta:document-statistic meta:table-count="0" meta:image-count="0" meta:object-count="0" meta:page-count="1" meta:paragraph-count="7" meta:word-count="44" meta:character-count="285" meta:non-whitespace-character-count="247"/>
    <meta:generator>LibreOffice/7.0.2.2$Windows_X86_64 LibreOffice_project/8349ace3c3162073abd90d81fd06dcfb6b36b994</meta:generator>
  </office:meta>
</office:document-meta>
</file>